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17.029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0.878cm"/>
    </style:style>
    <style:style style:name="co16" style:family="table-column">
      <style:table-column-properties fo:break-before="auto" style:column-width="1.016cm"/>
    </style:style>
    <style:style style:name="co17" style:family="table-column">
      <style:table-column-properties fo:break-before="auto" style:column-width="0.707cm"/>
    </style:style>
    <style:style style:name="co18" style:family="table-column">
      <style:table-column-properties fo:break-before="auto" style:column-width="0.653cm"/>
    </style:style>
    <style:style style:name="co19" style:family="table-column">
      <style:table-column-properties fo:break-before="auto" style:column-width="1.169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0.626cm"/>
    </style:style>
    <style:style style:name="co23" style:family="table-column">
      <style:table-column-properties fo:break-before="auto" style:column-width="0.598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0.924cm"/>
    </style:style>
    <style:style style:name="co26" style:family="table-column">
      <style:table-column-properties fo:break-before="auto" style:column-width="1.688cm"/>
    </style:style>
    <style:style style:name="co27" style:family="table-column">
      <style:table-column-properties fo:break-before="auto" style:column-width="0.572cm"/>
    </style:style>
    <style:style style:name="co28" style:family="table-column">
      <style:table-column-properties fo:break-before="auto" style:column-width="1.796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034cm"/>
    </style:style>
    <style:style style:name="co31" style:family="table-column">
      <style:table-column-properties fo:break-before="auto" style:column-width="0.543cm"/>
    </style:style>
    <style:style style:name="co32" style:family="table-column">
      <style:table-column-properties fo:break-before="auto" style:column-width="0.489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1.117cm"/>
    </style:style>
    <style:style style:name="co35" style:family="table-column">
      <style:table-column-properties fo:break-before="auto" style:column-width="1.605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2.1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ext-properties style:text-line-through-style="solid" style:text-line-through-type="double" style:text-overline-style="none" style:text-overline-color="font-color"/>
    </style:style>
    <style:style style:name="ce18" style:family="table-cell" style:parent-style-name="Default" style:data-style-name="N112"/>
    <style:style style:name="ce44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ee6ef"/>
    </style:style>
    <style:style style:name="ce4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ffd7"/>
    </style:style>
    <style:style style:name="ce4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9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4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ormat type</text:p>
          </table:table-cell>
          <table:table-cell table:style-name="ce1" office:value-type="string" calcext:value-type="string">
            <text:p>Format Value</text:p>
          </table:table-cell>
          <table:table-cell table:style-name="ce1" office:value-type="string" calcext:value-type="string">
            <text:p>Other fiel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peration</text:p>
          </table:table-cell>
          <table:table-cell table:style-name="ce8" office:value-type="string" calcext:value-type="string">
            <text:p>Sparc V8 Manual main description page</text:p>
          </table:table-cell>
          <table:table-cell table:style-name="ce8" office:value-type="string" calcext:value-type="string">
            <text:p>Sparc V8 Manual main description Chapter reference</text:p>
          </table:table-cell>
          <table:table-cell table:style-name="ce1" office:value-type="string" calcext:value-type="string">
            <text:p>Insn Category</text:p>
          </table:table-cell>
          <table:table-cell table:style-name="ce1" office:value-type="string" calcext:value-type="string">
            <text:p>Insn Category Index</text:p>
          </table:table-cell>
          <table:table-cell table:style-name="ce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Register Type, if any</text:p>
          </table:table-cell>
          <table:table-cell table:style-name="ce1" office:value-type="string" calcext:value-type="string">
            <text:p>ASM Rator Syntax</text:p>
          </table:table-cell>
          <table:table-cell table:style-name="ce1" office:value-type="string" calcext:value-type="string">
            <text:p>Num Args</text:p>
          </table:table-cell>
          <table:table-cell table:style-name="ce16" office:value-type="string" calcext:value-type="string">
            <text:p>ASM Arg 1</text:p>
          </table:table-cell>
          <table:table-cell table:style-name="ce16" office:value-type="string" calcext:value-type="string">
            <text:p>ASM Arg 2</text:p>
          </table:table-cell>
          <table:table-cell table:style-name="ce16" office:value-type="string" calcext:value-type="string">
            <text:p>ASM Arg 3</text:p>
          </table:table-cell>
          <table:table-cell table:style-name="ce16" office:value-type="string" calcext:value-type="string">
            <text:p>ASM Arg 4</text:p>
          </table:table-cell>
          <table:table-cell table:style-name="ce16" office:value-type="string" calcext:value-type="string">
            <text:p>END</text:p>
          </table:table-cell>
          <table:table-cell table:style-name="ce16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" calcext:value-type="float">
            <text:p>00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" calcext:value-type="float">
            <text:p>00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" calcext:value-type="float">
            <text:p>0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" calcext:value-type="float">
            <text:p>0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0" calcext:value-type="float">
            <text:p>0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" calcext:value-type="float">
            <text:p>0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1" calcext:value-type="float">
            <text:p>01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" calcext:value-type="float">
            <text:p>0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" calcext:value-type="float">
            <text:p>0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" calcext:value-type="float">
            <text:p>01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" calcext:value-type="float">
            <text:p>0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" calcext:value-type="float">
            <text:p>0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1" calcext:value-type="float">
            <text:p>1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1" calcext:value-type="float">
            <text:p>1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0" calcext:value-type="float">
            <text:p>1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11" calcext:value-type="float">
            <text:p>1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1" calcext:value-type="float">
            <text:p>1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" calcext:value-type="float">
            <text:p>0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" calcext:value-type="float">
            <text:p>0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" calcext:value-type="float">
            <text:p>0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" calcext:value-type="float">
            <text:p>0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1" calcext:value-type="float">
            <text:p>0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0" calcext:value-type="float">
            <text:p>0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0" calcext:value-type="float">
            <text:p>0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1" calcext:value-type="float">
            <text:p>0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0" calcext:value-type="float">
            <text:p>1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1" calcext:value-type="float">
            <text:p>1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1" calcext:value-type="float">
            <text:p>1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0" calcext:value-type="float">
            <text:p>1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0" calcext:value-type="float">
            <text:p>1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1" calcext:value-type="float">
            <text:p>1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1" calcext:value-type="float">
            <text:p>1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0" calcext:value-type="float">
            <text:p>1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" calcext:value-type="float">
            <text:p>00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1" calcext:value-type="float">
            <text:p>01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" calcext:value-type="float">
            <text:p>00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1" calcext:value-type="float">
            <text:p>01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" calcext:value-type="float">
            <text:p>0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" calcext:value-type="float">
            <text:p>0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" calcext:value-type="float">
            <text:p>0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1" calcext:value-type="float">
            <text:p>0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" calcext:value-type="float">
            <text:p>0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" calcext:value-type="float">
            <text:p>01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" calcext:value-type="float">
            <text:p>0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0" calcext:value-type="float">
            <text:p>0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" calcext:value-type="float">
            <text:p>0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" calcext:value-type="float">
            <text:p>0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" calcext:value-type="float">
            <text:p>0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1" calcext:value-type="float">
            <text:p>0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1" calcext:value-type="float">
            <text:p>1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0" calcext:value-type="float">
            <text:p>1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1" calcext:value-type="float">
            <text:p>1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0" calcext:value-type="float">
            <text:p>0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" calcext:value-type="float">
            <text:p>0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" calcext:value-type="float">
            <text:p>00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" calcext:value-type="float">
            <text:p>01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0" calcext:value-type="float">
            <text:p>1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" calcext:value-type="float">
            <text:p>0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0" calcext:value-type="float">
            <text:p>0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" calcext:value-type="float">
            <text:p>00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" calcext:value-type="float">
            <text:p>01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1" calcext:value-type="float">
            <text:p>1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1" calcext:value-type="float">
            <text:p>1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0" calcext:value-type="float">
            <text:p>1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" calcext:value-type="float">
            <text:p>00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" calcext:value-type="float">
            <text:p>00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" calcext:value-type="float">
            <text:p>0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" calcext:value-type="float">
            <text:p>01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" calcext:value-type="float">
            <text:p>001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" calcext:value-type="float">
            <text:p>00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" calcext:value-type="float">
            <text:p>011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1" calcext:value-type="float">
            <text:p>01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0" calcext:value-type="float">
            <text:p>11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1" calcext:value-type="float">
            <text:p>11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ALL</text:p>
          </table:table-cell>
          <table:table-cell table:style-name="ce3" office:value-type="string" calcext:value-type="string">
            <text:p>op</text:p>
          </table:table-cell>
          <table:table-cell table:style-name="ce7" office:value-type="float" office:value="1" calcext:value-type="float">
            <text:p>01</text:p>
          </table:table-cell>
          <table:table-cell table:style-name="ce7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0" calcext:value-type="float">
            <text:p>11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1" calcext:value-type="float">
            <text:p>11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style-name="ce5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style-name="ce5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style-name="ce5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1" calcext:value-type="float">
            <text:p>101001</text:p>
          </table:table-cell>
          <table:table-cell table:style-name="ce5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10" calcext:value-type="float">
            <text:p>101010</text:p>
          </table:table-cell>
          <table:table-cell table:style-name="ce5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11" calcext:value-type="float">
            <text:p>101011</text:p>
          </table:table-cell>
          <table:table-cell table:style-name="ce5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5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5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5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01" calcext:value-type="float">
            <text:p>110001</text:p>
          </table:table-cell>
          <table:table-cell table:style-name="ce5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10" calcext:value-type="float">
            <text:p>110010</text:p>
          </table:table-cell>
          <table:table-cell table:style-name="ce5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11" calcext:value-type="float">
            <text:p>110011</text:p>
          </table:table-cell>
          <table:table-cell table:style-name="ce5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style-name="ce5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1011" calcext:value-type="float">
            <text:p>11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CPop1</text:p>
          </table:table-cell>
          <table:table-cell table:style-name="ce4" office:value-type="string" calcext:value-type="string">
            <text:p>op3</text:p>
          </table:table-cell>
          <table:table-cell table:style-name="ce4" office:value-type="float" office:value="110110" calcext:value-type="float">
            <text:p>110110</text:p>
          </table:table-cell>
          <table:table-cell table:style-name="ce4" office:value-type="string" calcext:value-type="string">
            <text:p>opc</text:p>
          </table:table-cell>
          <table:table-cell table:style-name="ce4"/>
          <table:table-cell table:style-name="ce2" office:value-type="string" calcext:value-type="string">
            <text:p>Coprocessor Operate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string" calcext:value-type="string">
            <text:p>B34</text:p>
          </table:table-cell>
          <table:table-cell table:style-name="ce4" office:value-type="string" calcext:value-type="string">
            <text:p>Coprocesso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Opc: coproc specific</text:p>
          </table:table-cell>
          <table:table-cell table:style-name="ce13" office:value-type="string" calcext:value-type="string">
            <text:p>cccc</text:p>
          </table:table-cell>
          <table:table-cell table:style-name="ce15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cprs1</text:p>
          </table:table-cell>
          <table:table-cell table:style-name="ce2" office:value-type="string" calcext:value-type="string">
            <text:p>cprs2</text:p>
          </table:table-cell>
          <table:table-cell table:style-name="ce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CPop2</text:p>
          </table:table-cell>
          <table:table-cell table:style-name="ce4" office:value-type="string" calcext:value-type="string">
            <text:p>op3</text:p>
          </table:table-cell>
          <table:table-cell table:style-name="ce4" office:value-type="float" office:value="110111" calcext:value-type="float">
            <text:p>110111</text:p>
          </table:table-cell>
          <table:table-cell table:style-name="ce4" office:value-type="string" calcext:value-type="string">
            <text:p>opc</text:p>
          </table:table-cell>
          <table:table-cell table:style-name="ce4"/>
          <table:table-cell table:style-name="ce2" office:value-type="string" calcext:value-type="string">
            <text:p>Coprocessor Operate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string" calcext:value-type="string">
            <text:p>B34</text:p>
          </table:table-cell>
          <table:table-cell table:style-name="ce4" office:value-type="string" calcext:value-type="string">
            <text:p>Coprocesso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Opc: coproc specific</text:p>
          </table:table-cell>
          <table:table-cell table:style-name="ce13" office:value-type="string" calcext:value-type="string">
            <text:p>cccc</text:p>
          </table:table-cell>
          <table:table-cell table:style-name="ce15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cprs1</text:p>
          </table:table-cell>
          <table:table-cell table:style-name="ce2" office:value-type="string" calcext:value-type="string">
            <text:p>cprs2</text:p>
          </table:table-cell>
          <table:table-cell table:style-name="ce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" calcext:value-type="float">
            <text:p>00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" calcext:value-type="float">
            <text:p>00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" calcext:value-type="float">
            <text:p>0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" calcext:value-type="float">
            <text:p>0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0" calcext:value-type="float">
            <text:p>0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" calcext:value-type="float">
            <text:p>0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1" calcext:value-type="float">
            <text:p>1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1" calcext:value-type="float">
            <text:p>1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0" calcext:value-type="float">
            <text:p>1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11" calcext:value-type="float">
            <text:p>1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1" calcext:value-type="float">
            <text:p>1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" calcext:value-type="float">
            <text:p>0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" calcext:value-type="float">
            <text:p>0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" calcext:value-type="float">
            <text:p>0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" calcext:value-type="float">
            <text:p>0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0" calcext:value-type="float">
            <text:p>1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1" calcext:value-type="float">
            <text:p>1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1" calcext:value-type="float">
            <text:p>1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0" calcext:value-type="float">
            <text:p>1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0" calcext:value-type="float">
            <text:p>1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1" calcext:value-type="float">
            <text:p>1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1" calcext:value-type="float">
            <text:p>1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0" calcext:value-type="float">
            <text:p>1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" calcext:value-type="float">
            <text:p>00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" calcext:value-type="float">
            <text:p>0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" calcext:value-type="float">
            <text:p>0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" calcext:value-type="float">
            <text:p>0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1" calcext:value-type="float">
            <text:p>0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" calcext:value-type="float">
            <text:p>0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" calcext:value-type="float">
            <text:p>01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" calcext:value-type="float">
            <text:p>0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0" calcext:value-type="float">
            <text:p>0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" calcext:value-type="float">
            <text:p>0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" calcext:value-type="float">
            <text:p>0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" calcext:value-type="float">
            <text:p>0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1" calcext:value-type="float">
            <text:p>0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1" calcext:value-type="float">
            <text:p>1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0" calcext:value-type="float">
            <text:p>1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1" calcext:value-type="float">
            <text:p>1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0" calcext:value-type="float">
            <text:p>0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" calcext:value-type="float">
            <text:p>0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" calcext:value-type="float">
            <text:p>00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" calcext:value-type="float">
            <text:p>01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0" calcext:value-type="float">
            <text:p>1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" calcext:value-type="float">
            <text:p>0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0" calcext:value-type="float">
            <text:p>0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" calcext:value-type="float">
            <text:p>00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" calcext:value-type="float">
            <text:p>01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1" calcext:value-type="float">
            <text:p>1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1" calcext:value-type="float">
            <text:p>1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0" calcext:value-type="float">
            <text:p>1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" calcext:value-type="float">
            <text:p>00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" calcext:value-type="float">
            <text:p>00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" calcext:value-type="float">
            <text:p>0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" calcext:value-type="float">
            <text:p>01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" calcext:value-type="float">
            <text:p>001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" calcext:value-type="float">
            <text:p>00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" calcext:value-type="float">
            <text:p>011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1" calcext:value-type="float">
            <text:p>01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0" calcext:value-type="float">
            <text:p>11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1" calcext:value-type="float">
            <text:p>11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0" calcext:value-type="float">
            <text:p>11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1" calcext:value-type="float">
            <text:p>11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1011" calcext:value-type="float">
            <text:p>11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9"/>
        <table:table-column table:style-name="co10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AJIT processor implements the Sparc-V8 I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 propose to extend this ISA to provide support for a native 64-bit integer datatyp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e proposed extensions use the existing instruction encodings to the maximum extent possibl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l proposed extensions are RegisterXRegister -&gt; Register,Condition-codes type instruction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 load/store instructions are not modifi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 list the additional instructions in the subsequent sec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 each case, only the differences in the encoding relative to an existing Sparc-V8 instruction are provided</text:p>
          </table:table-cell>
        </table:table-row>
      </table:table>
      <table:table table:name="ajit-insns" table:style-name="ta1">
        <table:table-column table:style-name="co11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6" table:default-cell-style-name="ce3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5" table:default-cell-style-name="Default"/>
        <table:table-row table:style-name="ro4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ormat type</text:p>
          </table:table-cell>
          <table:table-cell table:style-name="ce1" office:value-type="string" calcext:value-type="string">
            <text:p>Format Value</text:p>
          </table:table-cell>
          <table:table-cell table:style-name="ce1" office:value-type="string" calcext:value-type="string">
            <text:p>Other fiel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peration</text:p>
          </table:table-cell>
          <table:table-cell table:style-name="ce8" office:value-type="string" calcext:value-type="string">
            <text:p>Sparc V8 Manual main description page</text:p>
          </table:table-cell>
          <table:table-cell table:style-name="ce8" office:value-type="string" calcext:value-type="string">
            <text:p>Sparc V8 Manual main description Chapter reference</text:p>
          </table:table-cell>
          <table:table-cell table:style-name="ce1" office:value-type="string" calcext:value-type="string">
            <text:p>Insn Category</text:p>
          </table:table-cell>
          <table:table-cell table:style-name="ce1" office:value-type="string" calcext:value-type="string">
            <text:p>Insn Category Index</text:p>
          </table:table-cell>
          <table:table-cell table:style-name="ce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Register Type, if any</text:p>
          </table:table-cell>
          <table:table-cell table:style-name="ce1" office:value-type="string" calcext:value-type="string">
            <text:p>ASM Rator Syntax</text:p>
          </table:table-cell>
          <table:table-cell table:style-name="ce1" office:value-type="string" calcext:value-type="string">
            <text:p>Num Args</text:p>
          </table:table-cell>
          <table:table-cell table:style-name="ce16" office:value-type="string" calcext:value-type="string">
            <text:p>ASM Arg 1</text:p>
          </table:table-cell>
          <table:table-cell table:style-name="ce16" office:value-type="string" calcext:value-type="string">
            <text:p>ASM Arg 2</text:p>
          </table:table-cell>
          <table:table-cell table:style-name="ce16" office:value-type="string" calcext:value-type="string">
            <text:p>ASM Arg 3</text:p>
          </table:table-cell>
          <table:table-cell table:style-name="ce16" office:value-type="string" calcext:value-type="string">
            <text:p>ASM Arg 4</text:p>
          </table:table-cell>
          <table:table-cell table:style-name="ce16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0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1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3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4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5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6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7])" office:value-type="string" office:string-value="andd" calcext:value-type="string">
            <text:p>an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8])" office:value-type="string" office:string-value="anddcc" calcext:value-type="string">
            <text:p>an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9])" office:value-type="string" office:string-value="anddn" calcext:value-type="string">
            <text:p>and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anddncc" calcext:value-type="string">
            <text:p>and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ord" calcext:value-type="string">
            <text:p>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ordcc" calcext:value-type="string">
            <text:p>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ornd" calcext:value-type="string">
            <text:p>or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4])" office:value-type="string" office:string-value="orndcc" calcext:value-type="string">
            <text:p>or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5])" office:value-type="string" office:string-value="xord" calcext:value-type="string">
            <text:p>x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6])" office:value-type="string" office:string-value="xordcc" calcext:value-type="string">
            <text:p>x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7])" office:value-type="string" office:string-value="xnord" calcext:value-type="string">
            <text:p>xn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8])" office:value-type="string" office:string-value="xnordcc" calcext:value-type="string">
            <text:p>xn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0])" office:value-type="string" office:string-value="vaddd8" calcext:value-type="string">
            <text:p>vadd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1])" office:value-type="string" office:string-value="vaddd16" calcext:value-type="string">
            <text:p>vad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2])" office:value-type="string" office:string-value="vaddd32" calcext:value-type="string">
            <text:p>vad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4])" office:value-type="string" office:string-value="vsubd8" calcext:value-type="string">
            <text:p>vsub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5])" office:value-type="string" office:string-value="vsubd16" calcext:value-type="string">
            <text:p>vsub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vsubd32" calcext:value-type="string">
            <text:p>vsub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vumuld8" calcext:value-type="string">
            <text:p>vu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9])" office:value-type="string" office:string-value="vumuld16" calcext:value-type="string">
            <text:p>vu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0])" office:value-type="string" office:string-value="vumuld32" calcext:value-type="string">
            <text:p>vu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vsmuld8" calcext:value-type="string">
            <text:p>vs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vsmuld16" calcext:value-type="string">
            <text:p>vs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vsmuld32" calcext:value-type="string">
            <text:p>vs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adddreduce8" calcext:value-type="string">
            <text:p>ad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dreduce8" calcext:value-type="string">
            <text:p>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anddreduce8" calcext:value-type="string">
            <text:p>an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xordreduce8" calcext:value-type="string">
            <text:p>x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adddreduce16" calcext:value-type="string">
            <text:p>ad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ordreduce16" calcext:value-type="string">
            <text:p>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anddreduce16" calcext:value-type="string">
            <text:p>an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xordreduce16" calcext:value-type="string">
            <text:p>x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vfadd32" calcext:value-type="string">
            <text:p>vfa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vfsub32" calcext:value-type="string">
            <text:p>vfsub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vfmul32" calcext:value-type="string">
            <text:p>vfmul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vfadd16" calcext:value-type="string">
            <text:p>vfa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vfsub16" calcext:value-type="string">
            <text:p>vfsub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vfmul16" calcext:value-type="string">
            <text:p>vfmu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17" office:value-type="string" calcext:value-type="string">
            <text:p>VFDIV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17" office:value-type="string" calcext:value-type="string">
            <text:p>VFSQRT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faddreduce16" calcext:value-type="string">
            <text:p>fa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fstoh" calcext:value-type="string">
            <text:p>fs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fhtos" calcext:value-type="string">
            <text:p>fh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vfi16toh" calcext:value-type="string">
            <text:p>vfi16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vfhtoi16" calcext:value-type="string">
            <text:p>vfhtoi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cswapda" calcext:value-type="string">
            <text:p>cswap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4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3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4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5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8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88])" office:value-type="string" office:string-value="cswapda" calcext:value-type="string">
            <text:p>cswap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0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Cond-Tabl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" table:default-cell-style-name="ce18"/>
        <table:table-row table:style-name="ro2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table table:name="Format-Details" table:style-name="ta1">
        <office:forms form:automatic-focus="false" form:apply-design-mode="false"/>
        <table:table-column table:style-name="co12" table:default-cell-style-name="ce44"/>
        <table:table-column table:style-name="co13" table:default-cell-style-name="ce45"/>
        <table:table-column table:style-name="co14" table:default-cell-style-name="ce45"/>
        <table:table-column table:style-name="co14" table:default-cell-style-name="ce46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6"/>
        <table:table-column table:style-name="co20" table:default-cell-style-name="ce48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18" table:default-cell-style-name="ce49"/>
        <table:table-column table:style-name="co21" table:default-cell-style-name="ce48"/>
        <table:table-column table:style-name="co19" table:default-cell-style-name="ce46"/>
        <table:table-column table:style-name="co15" table:default-cell-style-name="ce47"/>
        <table:table-column table:style-name="co16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6"/>
        <table:table-column table:style-name="co24" table:default-cell-style-name="ce48"/>
        <table:table-column table:style-name="co15" table:default-cell-style-name="ce49"/>
        <table:table-column table:style-name="co16" table:default-cell-style-name="ce49"/>
        <table:table-column table:style-name="co18" table:default-cell-style-name="ce49"/>
        <table:table-column table:style-name="co25" table:default-cell-style-name="ce49"/>
        <table:table-column table:style-name="co21" table:default-cell-style-name="ce48"/>
        <table:table-column table:style-name="co26" table:default-cell-style-name="ce46"/>
        <table:table-column table:style-name="co15" table:default-cell-style-name="ce47"/>
        <table:table-column table:style-name="co16" table:default-cell-style-name="ce47"/>
        <table:table-column table:style-name="co23" table:default-cell-style-name="ce47"/>
        <table:table-column table:style-name="co27" table:default-cell-style-name="ce47"/>
        <table:table-column table:style-name="co21" table:default-cell-style-name="ce46"/>
        <table:table-column table:style-name="co28" table:default-cell-style-name="ce48"/>
        <table:table-column table:style-name="co15" table:default-cell-style-name="ce49"/>
        <table:table-column table:style-name="co16" table:default-cell-style-name="ce49"/>
        <table:table-column table:style-name="co29" table:default-cell-style-name="ce49"/>
        <table:table-column table:style-name="co23" table:default-cell-style-name="ce49"/>
        <table:table-column table:style-name="co21" table:default-cell-style-name="ce48"/>
        <table:table-column table:style-name="co30" table:default-cell-style-name="ce46"/>
        <table:table-column table:style-name="co22" table:default-cell-style-name="ce47"/>
        <table:table-column table:style-name="co31" table:number-columns-repeated="2" table:default-cell-style-name="ce47"/>
        <table:table-column table:style-name="co32" table:default-cell-style-name="ce47"/>
        <table:table-column table:style-name="co33" table:default-cell-style-name="ce46"/>
        <table:table-column table:style-name="co34" table:default-cell-style-name="ce48"/>
        <table:table-column table:style-name="co14" table:default-cell-style-name="ce49"/>
        <table:table-column table:style-name="co16" table:default-cell-style-name="ce49"/>
        <table:table-column table:style-name="co23" table:default-cell-style-name="ce49"/>
        <table:table-column table:style-name="co22" table:default-cell-style-name="ce49"/>
        <table:table-column table:style-name="co35" table:default-cell-style-name="ce48"/>
        <table:table-column table:style-name="co18" table:default-cell-style-name="ce46"/>
        <table:table-column table:style-name="co18" table:number-columns-repeated="4" table:default-cell-style-name="ce47"/>
        <table:table-column table:style-name="co18" table:default-cell-style-name="ce46"/>
        <table:table-column table:style-name="co18" table:default-cell-style-name="ce44"/>
        <table:table-row table:style-name="ro2">
          <table:table-cell office:value-type="string" calcext:value-type="string">
            <text:p>Format_Name</text:p>
          </table:table-cell>
          <table:table-cell office:value-type="string" calcext:value-type="string">
            <text:p>Num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Sum-Of-Lengths</text:p>
          </table:table-cell>
        </table:table-row>
        <table:table-row table:style-name="ro2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]-[.F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K2]-[.L2]+1" office:value-type="float" office:value="30" calcext:value-type="float">
            <text:p>30</text:p>
          </table:table-cell>
          <table:table-cell/>
          <table:table-cell office:value-type="string" calcext:value-type="string">
            <text:p>range</text:p>
          </table:table-cell>
          <table:table-cell table:number-columns-repeated="42"/>
          <table:table-cell table:formula="of:=SUM([.BC2];[.AW2];[.AQ2];[.AK2];[.AE2];[.Y2];[.S2];[.M2];[.G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]-[.F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]-[.L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3]-[.R3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3]-[.X3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30"/>
          <table:table-cell table:formula="of:=SUM([.BC3];[.AW3];[.AQ3];[.AK3];[.AE3];[.Y3];[.S3];[.M3];[.G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4]-[.F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4]-[.L4]+1" office:value-type="float" office:value="1" calcext:value-type="float">
            <text:p>1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4]-[.R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W4]-[.X4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disp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C4]-[.AD4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BC4];[.AW4];[.AQ4];[.AK4];[.AE4];[.Y4];[.S4];[.M4];[.G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5]-[.F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5]-[.L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5]-[.R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5]-[.X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30"/>
          <table:table-cell table:formula="of:=SUM([.BC5];[.AW5];[.AQ5];[.AK5];[.AE5];[.Y5];[.S5];[.M5];[.G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6]-[.F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6]-[.L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6]-[.R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onst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6]-[.X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</text:p>
          </table:table-cell>
          <table:table-cell table:number-columns-repeated="30"/>
          <table:table-cell table:formula="of:=SUM([.BC6];[.AW6];[.AQ6];[.AK6];[.AE6];[.Y6];[.S6];[.M6];[.G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7]-[.F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7]-[.L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7]-[.R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7]-[.X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7]-[.AD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7]-[.AJ7]+1" office:value-type="float" office:value="8" calcext:value-type="float">
            <text:p>8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7]-[.AP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7];[.AW7];[.AQ7];[.AK7];[.AE7];[.Y7];[.S7];[.M7];[.G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8]-[.F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8]-[.L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8]-[.R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8]-[.X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8]-[.AD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8]-[.AJ8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8];[.AW8];[.AQ8];[.AK8];[.AE8];[.Y8];[.S8];[.M8];[.G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9]-[.F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9]-[.L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9]-[.R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9]-[.X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9]-[.AD9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9]-[.AJ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9];[.AW9];[.AQ9];[.AK9];[.AE9];[.Y9];[.S9];[.M9];[.G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0]-[.F1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0]-[.L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0]-[.R1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0]-[.X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0]-[.AD1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0]-[.AJ10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0]-[.AP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0];[.AW10];[.AQ10];[.AK10];[.AE10];[.Y10];[.S10];[.M10];[.G1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1]-[.F1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1]-[.L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1]-[.R1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1]-[.X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1]-[.AD1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11]-[.AJ1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11];[.AW11];[.AQ11];[.AK11];[.AE11];[.Y11];[.S11];[.M11];[.G1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2]-[.F12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2]-[.L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2]-[.R1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2]-[.X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2]-[.AD1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2]-[.AJ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2];[.AW12];[.AQ12];[.AK12];[.AE12];[.Y12];[.S12];[.M12];[.G1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3]-[.F1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3]-[.L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3]-[.R13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3]-[.X1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3]-[.AD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3]-[.AJ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O13]-[.AP13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13]-[.AV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13];[.AW13];[.AQ13];[.AK13];[.AE13];[.Y13];[.S13];[.M13];[.G1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4]-[.F1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4]-[.L1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4]-[.R1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4]-[.X1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4]-[.AD1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4]-[.AJ1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O14]-[.AP1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m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U14]-[.AV14]+1" office:value-type="float" office:value="7" calcext:value-type="float">
            <text:p>7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14];[.AW14];[.AQ14];[.AK14];[.AE14];[.Y14];[.S14];[.M14];[.G1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5]-[.F1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5]-[.L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5]-[.R1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5]-[.X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5]-[.AD15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5]-[.AJ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5];[.AW15];[.AQ15];[.AK15];[.AE15];[.Y15];[.S15];[.M15];[.G1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6]-[.F1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6]-[.L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6]-[.R1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6]-[.X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6]-[.AD16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6]-[.AJ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6];[.AW16];[.AQ16];[.AK16];[.AE16];[.Y16];[.S16];[.M16];[.G1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7]-[.F17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7]-[.L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7]-[.R1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7]-[.X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7]-[.AD1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7]-[.AJ1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7]-[.AP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7];[.AW17];[.AQ17];[.AK17];[.AE17];[.Y17];[.S17];[.M17];[.G1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8]-[.F1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8]-[.L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8]-[.R1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8]-[.X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8]-[.AD18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BC18];[.AW18];[.AQ18];[.AK18];[.AE18];[.Y18];[.S18];[.M18];[.G1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9]-[.F1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9]-[.L1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9]-[.R19]+1" office:value-type="float" office:value="6" calcext:value-type="float">
            <text:p>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9]-[.X19]+1" office:value-type="float" office:value="5" calcext:value-type="float">
            <text:p>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9]-[.AD19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BC19];[.AW19];[.AQ19];[.AK19];[.AE19];[.Y19];[.S19];[.M19];[.G1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0]-[.F2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0]-[.L2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0]-[.R2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0]-[.X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0]-[.AD2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20]-[.AJ2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20]-[.AP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20];[.AW20];[.AQ20];[.AK20];[.AE20];[.Y20];[.S20];[.M20];[.G2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1]-[.F2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1]-[.L2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1]-[.R2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1]-[.X2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1]-[.AD2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21]-[.AJ2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21];[.AW21];[.AQ21];[.AK21];[.AE21];[.Y21];[.S21];[.M21];[.G2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2]-[.F2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2]-[.L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2]-[.R2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2]-[.X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2]-[.AD2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2]-[.AJ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2];[.AW22];[.AQ22];[.AK22];[.AE22];[.Y22];[.S22];[.M22];[.G2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3]-[.F2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3]-[.L2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3]-[.R2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3]-[.X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3]-[.AD23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3]-[.AJ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3];[.AW23];[.AQ23];[.AK23];[.AE23];[.Y23];[.S23];[.M23];[.G2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4]-[.F24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4]-[.L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4]-[.R2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4]-[.X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4]-[.AD2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I24]-[.AJ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O24]-[.AP2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24]-[.AV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4];[.AW24];[.AQ24];[.AK24];[.AE24];[.Y24];[.S24];[.M24];[.G2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5]-[.F2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5]-[.L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5]-[.R2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5]-[.X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5]-[.AD2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5]-[.AJ2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5]-[.AP2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5]-[.AV25]+1" office:value-type="float" office:value="6" calcext:value-type="float">
            <text:p>6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5];[.AW25];[.AQ25];[.AK25];[.AE25];[.Y25];[.S25];[.M25];[.G2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6]-[.F2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6]-[.L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6]-[.R2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6]-[.X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6]-[.AD2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6]-[.AJ2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6]-[.AP2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6]-[.AV26]+1" office:value-type="float" office:value="6" calcext:value-type="float">
            <text:p>6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26];[.AW26];[.AQ26];[.AK26];[.AE26];[.Y26];[.S26];[.M26];[.G2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7]-[.F2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7]-[.L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7]-[.R2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7]-[.X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7]-[.AD2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7]-[.AJ2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7]-[.AP2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7]-[.AV2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7]-[.BB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7];[.AW27];[.AQ27];[.AK27];[.AE27];[.Y27];[.S27];[.M27];[.G2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8]-[.F28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8]-[.L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8]-[.R2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8]-[.X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8]-[.AD2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8]-[.AJ28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8]-[.AP28]+1" office:value-type="float" office:value="3" calcext:value-type="float">
            <text:p>3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8]-[.AV28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8]-[.BB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8];[.AW28];[.AQ28];[.AK28];[.AE28];[.Y28];[.S28];[.M28];[.G2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9]-[.F29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9]-[.L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9]-[.R2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9]-[.X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9]-[.AD2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9]-[.AJ29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9]-[.AP29]+1" office:value-type="float" office:value="3" calcext:value-type="float">
            <text:p>3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9]-[.AV2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9]-[.BB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9];[.AW29];[.AQ29];[.AK29];[.AE29];[.Y29];[.S29];[.M29];[.G2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0]-[.F3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0]-[.L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0]-[.R3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0]-[.X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0]-[.AD3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30]-[.AJ3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30]-[.AP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0];[.AW30];[.AQ30];[.AK30];[.AE30];[.Y30];[.S30];[.M30];[.G3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1]-[.F3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1]-[.L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1]-[.R3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1]-[.X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1]-[.AD3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31]-[.AJ3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O31]-[.AP31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BC31];[.AW31];[.AQ31];[.AK31];[.AE31];[.Y31];[.S31];[.M31];[.G3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2]-[.F3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2]-[.L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2]-[.R3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2]-[.X3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32]-[.AD3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32]-[.AJ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32];[.AW32];[.AQ32];[.AK32];[.AE32];[.Y32];[.S32];[.M32];[.G3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3]-[.AD3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3];[.AW33];[.AQ33];[.AK33];[.AE33];[.Y33];[.S33];[.M33];[.G3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4]-[.AJ34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4];[.AW34];[.AQ34];[.AK34];[.AE34];[.Y34];[.S34];[.M34];[.G3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5]-[.F3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5]-[.L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5]-[.R3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5]-[.X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5]-[.AD3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I35]-[.AJ35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O35]-[.AP35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35]-[.AV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35];[.AW35];[.AQ35];[.AK35];[.AE35];[.Y35];[.S35];[.M35];[.G3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6]-[.F3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6]-[.L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6]-[.R3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6]-[.X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6]-[.AD3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6]-[.AJ36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6];[.AW36];[.AQ36];[.AK36];[.AE36];[.Y36];[.S36];[.M36];[.G3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7]-[.F3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7]-[.L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7]-[.R3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7]-[.X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7]-[.AD3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7]-[.AJ3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7]-[.AP3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7]-[.AV3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7]-[.BB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7];[.AW37];[.AQ37];[.AK37];[.AE37];[.Y37];[.S37];[.M37];[.G3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8]-[.F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8]-[.L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8]-[.R3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8]-[.X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8]-[.AD3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8]-[.AJ38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8]-[.AP3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8]-[.AV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8]-[.BB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8];[.AW38];[.AQ38];[.AK38];[.AE38];[.Y38];[.S38];[.M38];[.G3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9]-[.F3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9]-[.L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9]-[.R3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9]-[.X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9]-[.AD3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9]-[.AJ39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9]-[.AP39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9]-[.AV3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9]-[.BB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9];[.AW39];[.AQ39];[.AK39];[.AE39];[.Y39];[.S39];[.M39];[.G39])" office:value-type="float" office:value="32" calcext:value-type="float">
            <text:p>32</text:p>
          </table:table-cell>
        </table:table-row>
        <table:table-row table:style-name="ro2" table:number-rows-repeated="1048536">
          <table:table-cell table:number-columns-repeated="58"/>
        </table:table-row>
        <table:table-row table:style-name="ro2">
          <table:table-cell table:number-columns-repeated="58"/>
        </table:table-row>
      </table:table>
      <table:table table:name="Insn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6" table:default-cell-style-name="ce3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5" table:default-cell-style-name="Default"/>
        <table:table-row table:style-name="ro4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ormat type</text:p>
          </table:table-cell>
          <table:table-cell table:style-name="ce1" office:value-type="string" calcext:value-type="string">
            <text:p>Format Value</text:p>
          </table:table-cell>
          <table:table-cell table:style-name="ce1" office:value-type="string" calcext:value-type="string">
            <text:p>Other fiel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peration</text:p>
          </table:table-cell>
          <table:table-cell table:style-name="ce8" office:value-type="string" calcext:value-type="string">
            <text:p>Sparc V8 Manual main description page</text:p>
          </table:table-cell>
          <table:table-cell table:style-name="ce8" office:value-type="string" calcext:value-type="string">
            <text:p>Sparc V8 Manual main description Chapter reference</text:p>
          </table:table-cell>
          <table:table-cell table:style-name="ce1" office:value-type="string" calcext:value-type="string">
            <text:p>Insn Category</text:p>
          </table:table-cell>
          <table:table-cell table:style-name="ce1" office:value-type="string" calcext:value-type="string">
            <text:p>Insn Category Index</text:p>
          </table:table-cell>
          <table:table-cell table:style-name="ce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Register Type, if any</text:p>
          </table:table-cell>
          <table:table-cell table:style-name="ce1" office:value-type="string" calcext:value-type="string">
            <text:p>ASM Rator Syntax</text:p>
          </table:table-cell>
          <table:table-cell table:style-name="ce1" office:value-type="string" calcext:value-type="string">
            <text:p>Num Args</text:p>
          </table:table-cell>
          <table:table-cell table:style-name="ce16" office:value-type="string" calcext:value-type="string">
            <text:p>ASM Arg 1</text:p>
          </table:table-cell>
          <table:table-cell table:style-name="ce16" office:value-type="string" calcext:value-type="string">
            <text:p>ASM Arg 2</text:p>
          </table:table-cell>
          <table:table-cell table:style-name="ce16" office:value-type="string" calcext:value-type="string">
            <text:p>ASM Arg 3</text:p>
          </table:table-cell>
          <table:table-cell table:style-name="ce16" office:value-type="string" calcext:value-type="string">
            <text:p>ASM Arg 4</text:p>
          </table:table-cell>
          <table:table-cell table:style-name="ce16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A</text:p>
          </table:table-cell>
          <table:table-cell office:value-type="string" calcext:value-type="string">
            <text:p>op3</text:p>
          </table:table-cell>
          <table:table-cell office:value-type="float" office:value="11001" calcext:value-type="float">
            <text:p>0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A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A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A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A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A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A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A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A 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Q 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A </text:p>
          </table:table-cell>
          <table:table-cell office:value-type="string" calcext:value-type="string">
            <text:p>op3</text:p>
          </table:table-cell>
          <table:table-cell office:value-type="float" office:value="11101" calcext:value-type="float">
            <text:p>0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WAPA 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op2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op2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7" office:value-type="float" office:value="1" calcext:value-type="float">
            <text:p>01</text:p>
          </table:table-cell>
          <table:table-cell table:style-name="ce7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PS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01" calcext:value-type="float">
            <text:p>101001</text:p>
          </table:table-cell>
          <table:table-cell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WIM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10" calcext:value-type="float">
            <text:p>101010</text:p>
          </table:table-cell>
          <table:table-cell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TB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11" calcext:value-type="float">
            <text:p>101011</text:p>
          </table:table-cell>
          <table:table-cell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" calcext:value-type="string">
            <text:p>wra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a</text:p>
          </table:table-cell>
          <table:table-cell table:formula="of:=LOWER([.A155])" office:value-type="string" office:string-value="wrasr" calcext:value-type="string">
            <text:p>wra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PS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01" calcext:value-type="float">
            <text:p>110001</text:p>
          </table:table-cell>
          <table:table-cell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WIM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10" calcext:value-type="float">
            <text:p>110010</text:p>
          </table:table-cell>
          <table:table-cell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TB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11" calcext:value-type="float">
            <text:p>110011</text:p>
          </table:table-cell>
          <table:table-cell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i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i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i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OV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NEG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BS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MUL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MUL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s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q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3">
          <table:table-cell table:style-name="ce2" office:value-type="string" calcext:value-type="string">
            <text:p>CPop1</text:p>
          </table:table-cell>
          <table:table-cell table:style-name="ce4" office:value-type="string" calcext:value-type="string">
            <text:p>op3</text:p>
          </table:table-cell>
          <table:table-cell table:style-name="ce4" office:value-type="float" office:value="110110" calcext:value-type="float">
            <text:p>110110</text:p>
          </table:table-cell>
          <table:table-cell table:style-name="ce4" office:value-type="string" calcext:value-type="string">
            <text:p>opc</text:p>
          </table:table-cell>
          <table:table-cell table:style-name="ce4"/>
          <table:table-cell table:style-name="ce2" office:value-type="string" calcext:value-type="string">
            <text:p>Coprocessor Operate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string" calcext:value-type="string">
            <text:p>B34</text:p>
          </table:table-cell>
          <table:table-cell table:style-name="ce4" office:value-type="string" calcext:value-type="string">
            <text:p>Coprocesso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Opc: coproc specific</text:p>
          </table:table-cell>
          <table:table-cell table:style-name="ce13" office:value-type="string" calcext:value-type="string">
            <text:p>cccc</text:p>
          </table:table-cell>
          <table:table-cell table:style-name="ce15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rs1=cprs1</text:p>
          </table:table-cell>
          <table:table-cell table:style-name="ce2" office:value-type="string" calcext:value-type="string">
            <text:p><text:span text:style-name="T1">rs2=</text:span>cprs2</text:p>
          </table:table-cell>
          <table:table-cell table:style-name="ce2" office:value-type="string" calcext:value-type="string">
            <text:p>rd=cprd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table:style-name="ce2" office:value-type="string" calcext:value-type="string">
            <text:p>CPop2</text:p>
          </table:table-cell>
          <table:table-cell table:style-name="ce4" office:value-type="string" calcext:value-type="string">
            <text:p>op3</text:p>
          </table:table-cell>
          <table:table-cell table:style-name="ce4" office:value-type="float" office:value="110111" calcext:value-type="float">
            <text:p>110111</text:p>
          </table:table-cell>
          <table:table-cell table:style-name="ce4" office:value-type="string" calcext:value-type="string">
            <text:p>opc</text:p>
          </table:table-cell>
          <table:table-cell table:style-name="ce4"/>
          <table:table-cell table:style-name="ce2" office:value-type="string" calcext:value-type="string">
            <text:p>Coprocessor Operate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string" calcext:value-type="string">
            <text:p>B34</text:p>
          </table:table-cell>
          <table:table-cell table:style-name="ce4" office:value-type="string" calcext:value-type="string">
            <text:p>Coprocesso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Opc: coproc specific</text:p>
          </table:table-cell>
          <table:table-cell table:style-name="ce13" office:value-type="string" calcext:value-type="string">
            <text:p>cccc</text:p>
          </table:table-cell>
          <table:table-cell table:style-name="ce15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<text:span text:style-name="T1">rs1=</text:span>cprs1</text:p>
          </table:table-cell>
          <table:table-cell table:style-name="ce2" office:value-type="string" calcext:value-type="string">
            <text:p><text:span text:style-name="T1">rs2=</text:span>cprs2</text:p>
          </table:table-cell>
          <table:table-cell table:style-name="ce2" office:value-type="string" calcext:value-type="string">
            <text:p>rd=cprd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02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03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04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05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06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07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08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09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10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11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12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13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14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15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16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17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18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19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0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1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2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3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4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5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6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7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8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formula="of:=CONCATENATE (LOWER([.A229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0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1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2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3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4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5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6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7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8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39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0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1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2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3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4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5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6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7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8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49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0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1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2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3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4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5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6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7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8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9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0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1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2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3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4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5])" office:value-type="string" office:string-value="andd" calcext:value-type="string">
            <text:p>an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6])" office:value-type="string" office:string-value="anddcc" calcext:value-type="string">
            <text:p>an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7])" office:value-type="string" office:string-value="anddn" calcext:value-type="string">
            <text:p>and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8])" office:value-type="string" office:string-value="anddncc" calcext:value-type="string">
            <text:p>and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9])" office:value-type="string" office:string-value="ord" calcext:value-type="string">
            <text:p>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0])" office:value-type="string" office:string-value="ordcc" calcext:value-type="string">
            <text:p>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1])" office:value-type="string" office:string-value="ornd" calcext:value-type="string">
            <text:p>or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2])" office:value-type="string" office:string-value="orndcc" calcext:value-type="string">
            <text:p>or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3])" office:value-type="string" office:string-value="xord" calcext:value-type="string">
            <text:p>x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4])" office:value-type="string" office:string-value="xordcc" calcext:value-type="string">
            <text:p>x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5])" office:value-type="string" office:string-value="xnord" calcext:value-type="string">
            <text:p>xn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6])" office:value-type="string" office:string-value="xnordcc" calcext:value-type="string">
            <text:p>xn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7])" office:value-type="string" office:string-value="vaddd8" calcext:value-type="string">
            <text:p>vadd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8])" office:value-type="string" office:string-value="vaddd16" calcext:value-type="string">
            <text:p>vad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9])" office:value-type="string" office:string-value="vaddd32" calcext:value-type="string">
            <text:p>vad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0])" office:value-type="string" office:string-value="vsubd8" calcext:value-type="string">
            <text:p>vsub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1])" office:value-type="string" office:string-value="vsubd16" calcext:value-type="string">
            <text:p>vsub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2])" office:value-type="string" office:string-value="vsubd32" calcext:value-type="string">
            <text:p>vsub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3])" office:value-type="string" office:string-value="vumuld8" calcext:value-type="string">
            <text:p>vu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4])" office:value-type="string" office:string-value="vumuld16" calcext:value-type="string">
            <text:p>vu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5])" office:value-type="string" office:string-value="vumuld32" calcext:value-type="string">
            <text:p>vu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6])" office:value-type="string" office:string-value="vsmuld8" calcext:value-type="string">
            <text:p>vs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7])" office:value-type="string" office:string-value="vsmuld16" calcext:value-type="string">
            <text:p>vs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8])" office:value-type="string" office:string-value="vsmuld32" calcext:value-type="string">
            <text:p>vs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9])" office:value-type="string" office:string-value="adddreduce8" calcext:value-type="string">
            <text:p>ad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0])" office:value-type="string" office:string-value="ordreduce8" calcext:value-type="string">
            <text:p>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1])" office:value-type="string" office:string-value="anddreduce8" calcext:value-type="string">
            <text:p>an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2])" office:value-type="string" office:string-value="xordreduce8" calcext:value-type="string">
            <text:p>x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3])" office:value-type="string" office:string-value="adddreduce16" calcext:value-type="string">
            <text:p>ad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4])" office:value-type="string" office:string-value="ordreduce16" calcext:value-type="string">
            <text:p>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5])" office:value-type="string" office:string-value="anddreduce16" calcext:value-type="string">
            <text:p>an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6])" office:value-type="string" office:string-value="xordreduce16" calcext:value-type="string">
            <text:p>x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7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8])" office:value-type="string" office:string-value="vfadd32" calcext:value-type="string">
            <text:p>vfa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9])" office:value-type="string" office:string-value="vfsub32" calcext:value-type="string">
            <text:p>vfsub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0])" office:value-type="string" office:string-value="vfmul32" calcext:value-type="string">
            <text:p>vfmul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1])" office:value-type="string" office:string-value="vfadd16" calcext:value-type="string">
            <text:p>vfa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2])" office:value-type="string" office:string-value="vfsub16" calcext:value-type="string">
            <text:p>vfsub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3])" office:value-type="string" office:string-value="vfmul16" calcext:value-type="string">
            <text:p>vfmu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4])" office:value-type="string" office:string-value="faddreduce16" calcext:value-type="string">
            <text:p>fa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5])" office:value-type="string" office:string-value="fstoh" calcext:value-type="string">
            <text:p>fs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6])" office:value-type="string" office:string-value="fhtos" calcext:value-type="string">
            <text:p>fh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7])" office:value-type="string" office:string-value="vfi16toh" calcext:value-type="string">
            <text:p>vfi16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8])" office:value-type="string" office:string-value="vfhtoi16" calcext:value-type="string">
            <text:p>vfhtoi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9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n</text:p>
          </table:table-cell>
          <table:table-cell table:formula="of:=LOWER([.A310])" office:value-type="string" office:string-value="cswapda" calcext:value-type="string">
            <text:p>cswap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1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2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3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4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5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6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3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4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5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6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table:formula="of:=LOWER([.A327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table:formula="of:=LOWER([.A328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29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Q 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30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table:formula="of:=LOWER([.A331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table:formula="of:=LOWER([.A332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33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34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5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6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7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8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9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0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1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2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3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4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5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6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7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8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9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0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1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2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3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4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5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6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7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8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9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0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1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2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3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4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5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6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7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8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9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0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1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2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3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4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5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6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7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8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9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0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1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2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3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4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5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6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7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8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9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0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1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2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3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4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5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table:number-columns-repeated="2"/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6])" office:value-type="string" office:string-value="cswapd" calcext:value-type="string">
            <text:p>cswa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nr</text:p>
          </table:table-cell>
          <table:table-cell table:formula="of:=LOWER([.A397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7:55:25.522308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3T21:13:34.103715537</dc:date>
    <meta:editing-duration>P5DT49M38S</meta:editing-duration>
    <meta:editing-cycles>425</meta:editing-cycles>
    <meta:generator>LibreOffice/6.4.6.2$Linux_X86_64 LibreOffice_project/40$Build-2</meta:generator>
    <meta:document-statistic meta:table-count="6" meta:cell-count="16990" meta:object-count="0"/>
  </office:meta>
</office:document-meta>
</file>